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5d1" officeooo:paragraph-rsid="001bf5d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f5d1" officeooo:paragraph-rsid="001bf5d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bf5d1" officeooo:paragraph-rsid="001bf5d1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ver letter for the paper entitled Predictive Entropy</text:p>
      <text:p text:style-name="P3">Search for Multi-objective Bayesian Optimization with</text:p>
      <text:p text:style-name="P3">Constraints</text:p>
      <text:p text:style-name="P2"/>
      <text:p text:style-name="P1">1. Disclosure of any previous publications by the author(s) that significantly</text:p>
      <text:p text:style-name="P1">overlap with the submission. E.g., if the submission is an extended version of an</text:p>
      <text:p text:style-name="P1">earlier conference paper, please described the differences between the two papers.</text:p>
      <text:p text:style-name="P1"/>
      <text:p text:style-name="P1">The submitted article has not been published before. However, preliminary results</text:p>
      <text:p text:style-name="P1">contained in our paper have been presented previously at two workshops:</text:p>
      <text:p text:style-name="P1"/>
      <text:p text:style-name="P1">Garrido-Merchán, Eduardo C., and Daniel Hernández-Lobato "Predictive Entropy Search</text:p>
      <text:p text:style-name="P1">for Multi-objective Bayesian Optimization with Constraints"</text:p>
      <text:p text:style-name="P1">BayesOpt 2016 Workshop at Neural Information Processing Systems (NIPS)</text:p>
      <text:p text:style-name="P1"/>
      <text:p text:style-name="P1">Garrido-Merchán, Eduardo C., and Daniel Hernández-Lobato "A Generalized Information</text:p>
      <text:p text:style-name="P1">Based Approach for Bayesian Optimization".</text:p>
      <text:p text:style-name="P1">Workshop on Advances and Applications of Data Science and Engineering at Real</text:p>
      <text:p text:style-name="P1">Academia de Ingenieria, Spain, 2016.</text:p>
      <text:p text:style-name="P1"/>
      <text:p text:style-name="P1">The submitted paper significantly extends the material presented at these two</text:p>
      <text:p text:style-name="P1">workshops. In particular, we include here real-world experiments and we compare</text:p>
      <text:p text:style-name="P1">results with a state-of-the-art method for constrained multi-objective Bayesian</text:p>
      <text:p text:style-name="P1">optimization. Moreover, a decoupled evaluation setting has also been considered</text:p>
      <text:p text:style-name="P1">here.</text:p>
      <text:p text:style-name="P1"/>
      <text:p text:style-name="P1">Sincerely,</text:p>
      <text:p text:style-name="P1">Eduardo César Garrido-Merchán</text:p>
      <text:p text:style-name="P1">Daniel Hernández-Lob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38:13.641295814</meta:creation-date>
    <dc:date>2018-11-07T13:41:23.711661561</dc:date>
    <meta:editing-duration>PT28S</meta:editing-duration>
    <meta:editing-cycles>1</meta:editing-cycles>
    <meta:document-statistic meta:table-count="0" meta:image-count="0" meta:object-count="0" meta:page-count="1" meta:paragraph-count="23" meta:word-count="176" meta:character-count="1342" meta:non-whitespace-character-count="1189"/>
    <meta:generator>LibreOffice/5.2.2.2$Linux_X86_64 LibreOffice_project/20m0$Build-2</meta:generator>
  </office:meta>
</office:document-meta>
</file>